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Nimbus Sans L" svg:font-family="'Nimbus Sans L'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officeooo:rsid="02011e61" officeooo:paragraph-rsid="02076476"/>
    </style:style>
    <style:style style:name="P2" style:family="paragraph" style:parent-style-name="Text_20_body">
      <style:text-properties officeooo:paragraph-rsid="02011e61"/>
    </style:style>
    <style:style style:name="P3" style:family="paragraph" style:parent-style-name="Text_20_body" style:list-style-name="L1">
      <style:text-properties officeooo:rsid="02011e61" officeooo:paragraph-rsid="02011e61"/>
    </style:style>
    <style:style style:name="P4" style:family="paragraph" style:parent-style-name="Text_20_body" style:list-style-name="L2">
      <style:text-properties officeooo:rsid="02011e61" officeooo:paragraph-rsid="02011e61"/>
    </style:style>
    <style:style style:name="P5" style:family="paragraph" style:parent-style-name="Text_20_body" style:list-style-name="L3">
      <style:text-properties officeooo:rsid="02011e61" officeooo:paragraph-rsid="02011e61"/>
    </style:style>
    <style:style style:name="P6" style:family="paragraph" style:parent-style-name="Text_20_body" style:list-style-name="L3">
      <style:text-properties officeooo:rsid="02011e61" officeooo:paragraph-rsid="020449c6"/>
    </style:style>
    <style:style style:name="P7" style:family="paragraph" style:parent-style-name="Text_20_body" style:list-style-name="L4">
      <style:text-properties officeooo:rsid="02011e61" officeooo:paragraph-rsid="020449c6"/>
    </style:style>
    <style:style style:name="P8" style:family="paragraph" style:parent-style-name="Text_20_body" style:list-style-name="L5">
      <style:text-properties officeooo:rsid="02011e61" officeooo:paragraph-rsid="02076476"/>
    </style:style>
    <style:style style:name="P9" style:family="paragraph" style:parent-style-name="Text_20_body" style:list-style-name="L3">
      <style:text-properties officeooo:rsid="020449c6" officeooo:paragraph-rsid="020449c6"/>
    </style:style>
    <style:style style:name="P10" style:family="paragraph" style:parent-style-name="Text_20_body" style:list-style-name="L3">
      <style:text-properties officeooo:rsid="020449c6" officeooo:paragraph-rsid="0209e3b4"/>
    </style:style>
    <style:style style:name="P11" style:family="paragraph" style:parent-style-name="Text_20_body" style:list-style-name="L4">
      <style:text-properties officeooo:rsid="02044fda" officeooo:paragraph-rsid="02044fda"/>
    </style:style>
    <style:style style:name="P12" style:family="paragraph" style:parent-style-name="Text_20_body" style:list-style-name="L4">
      <style:text-properties officeooo:rsid="02058442" officeooo:paragraph-rsid="02058442"/>
    </style:style>
    <style:style style:name="P13" style:family="paragraph" style:parent-style-name="Text_20_body" style:list-style-name="L4">
      <style:text-properties officeooo:rsid="02058860" officeooo:paragraph-rsid="02058860"/>
    </style:style>
    <style:style style:name="P14" style:family="paragraph" style:parent-style-name="Text_20_body" style:list-style-name="L5">
      <style:text-properties officeooo:rsid="02076476" officeooo:paragraph-rsid="02076476"/>
    </style:style>
    <style:style style:name="P15" style:family="paragraph" style:parent-style-name="Text_20_body" style:list-style-name="L6">
      <style:text-properties officeooo:rsid="02076476" officeooo:paragraph-rsid="02076476"/>
    </style:style>
    <style:style style:name="P16" style:family="paragraph" style:parent-style-name="Heading_20_1">
      <style:text-properties officeooo:rsid="02011e61" officeooo:paragraph-rsid="02011e61"/>
    </style:style>
    <style:style style:name="T1" style:family="text">
      <style:text-properties officeooo:rsid="02011e61"/>
    </style:style>
    <style:style style:name="T2" style:family="text">
      <style:text-properties officeooo:rsid="0202a063"/>
    </style:style>
    <style:style style:name="T3" style:family="text">
      <style:text-properties officeooo:rsid="020449c6"/>
    </style:style>
    <style:style style:name="T4" style:family="text">
      <style:text-properties officeooo:rsid="0209e3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Introduction</text:h>
      <text:list xml:id="list4961303989038888229" text:style-name="L1">
        <text:list-item>
          <text:p text:style-name="P3">développer « Contexte »</text:p>
        </text:list-item>
        <text:list-item>
          <text:p text:style-name="P3">développer « Cadre/Problématiques de la thèse »</text:p>
        </text:list-item>
        <text:list-item>
          <text:p text:style-name="P3">rédiger items « Contributions »</text:p>
        </text:list-item>
        <text:list-item>
          <text:p text:style-name="P3">rédiger items « Organisation du manuscrit »</text:p>
        </text:list-item>
      </text:list>
      <text:h text:style-name="P16" text:outline-level="1">Formulation du problème de propagation d'interfaces G¹ par morceaux</text:h>
      <text:list xml:id="list896268639841814711" text:style-name="L2">
        <text:list-item>
          <text:p text:style-name="P4">développer items « Géométrie différentielle »</text:p>
        </text:list-item>
        <text:list-item>
          <text:p text:style-name="P4">rédiger items notions de nappes régulières, courbes et points singuliers</text:p>
        </text:list-item>
        <text:list-item>
          <text:p text:style-name="P4">étoffer « Représentation par les frontières »</text:p>
          <text:list>
            <text:list-item>
              <text:p text:style-name="P4">histoire, utilisation en CAO</text:p>
            </text:list-item>
            <text:list-item>
              <text:p text:style-name="P4">développer items « Structure de données »</text:p>
            </text:list-item>
          </text:list>
        </text:list-item>
        <text:list-item>
          <text:p text:style-name="P4">illustrer « <text:span text:style-name="T3">F</text:span>ormulation lagrangienne »</text:p>
        </text:list-item>
        <text:list-item>
          <text:p text:style-name="P4">illustrer/étoffer/développer items « Principe de Huygens « </text:p>
        </text:list-item>
        <text:list-item>
          <text:p text:style-name="P4">bilan de chapitre + transition</text:p>
        </text:list-item>
      </text:list>
      <text:h text:style-name="P16" text:outline-level="1">Algorithme général pour la propagation d'interfaces G¹ par morceaux</text:h>
      <text:list xml:id="list4968395033011495799" text:style-name="L3">
        <text:list-item>
          <text:p text:style-name="P5"><text:span text:style-name="T3">items</text:span> « Convexité des courbes singulières » (cf notes « Huygens ») (→ la formulation dépend des preuves dans Observations)</text:p>
        </text:list-item>
        <text:list-item>
          <text:p text:style-name="P5">développer/rédiger items « Observations » (preuves à trouver)</text:p>
        </text:list-item>
        <text:list-item>
          <text:p text:style-name="P5">développer <text:span text:style-name="T2">organisation</text:span> « Construction d'une EdS partielle » (cf mindmap)</text:p>
        </text:list-item>
        <text:list-item>
          <text:p text:style-name="P5">rédiger items « Paramétrisation de l'EdS propre d'une face Brep »</text:p>
        </text:list-item>
        <text:list-item>
          <text:p text:style-name="P5">rédiger items « Paramétrisation de l<text:span text:style-name="T3">a pseudo-</text:span>EdS d'un<text:span text:style-name="T3">e arête Brep convexe »</text:span></text:p>
        </text:list-item>
        <text:list-item>
          <text:p text:style-name="P9">développer « <text:span text:style-name="T1">Paramétrisation de l</text:span>a pseudo-<text:span text:style-name="T1">EdS d'un </text:span>sommet Brep convexe »</text:p>
          <text:list>
            <text:list-item>
              <text:p text:style-name="P10">rédiger items « Ajustement d<text:span text:style-name="T4">e plusieurs carreaux non-restreints</text:span> »</text:p>
            </text:list-item>
            <text:list-item>
              <text:p text:style-name="P9">items et illustrations « Ajustement d<text:span text:style-name="T4">'un seul</text:span> carreau <text:span text:style-name="T4">restreint</text:span> » (cf <text:span text:style-name="T1">notes « Huygens »)</text:span></text:p>
            </text:list-item>
          </text:list>
        </text:list-item>
        <text:list-item>
          <text:p text:style-name="P9"><text:soft-page-break/>organisation « Construction d'un modèle Brep de l'EdB » (cf mindmap)</text:p>
        </text:list-item>
        <text:list-item>
          <text:p text:style-name="P9">items et illustrations « Construction du graphe des intersections » (cf mindmap)</text:p>
        </text:list-item>
        <text:list-item>
          <text:p text:style-name="P9">items et illustrations « Construction des faces, arêtes et sommets Brep » (cf mindmap)</text:p>
        </text:list-item>
        <text:list-item>
          <text:p text:style-name="P6">bilan de chapitre + transition</text:p>
        </text:list-item>
      </text:list>
      <text:h text:style-name="P16" text:outline-level="1">Mise en œuvre numérique de l'algorithme de propagation</text:h>
      <text:list xml:id="list4132202888383067162" text:style-name="L4">
        <text:list-item>
          <text:p text:style-name="P11">développer organisation du chapitre</text:p>
        </text:list-item>
        <text:list-item>
          <text:p text:style-name="P11">développer items « Etat de l'art »</text:p>
        </text:list-item>
        <text:list-item>
          <text:p text:style-name="P11">étoffer « Polynômes de Chebyshev univariés »</text:p>
          <text:list>
            <text:list-item>
              <text:p text:style-name="P11">développer économisation des séries</text:p>
            </text:list-item>
            <text:list-item>
              <text:p text:style-name="P11">développer motivation pour interpolation (→ méthode pseudo-spectrale aka collocation)</text:p>
            </text:list-item>
            <text:list-item>
              <text:p text:style-name="P11">étoffer DCT, FFT</text:p>
            </text:list-item>
            <text:list-item>
              <text:p text:style-name="P11">développer foreshadowing aliasing instable</text:p>
            </text:list-item>
            <text:list-item>
              <text:p text:style-name="P11">développer motivation polynômes dérivés</text:p>
            </text:list-item>
            <text:list-item>
              <text:p text:style-name="P11">rédiger illustration de la convergence spectrale</text:p>
            </text:list-item>
            <text:list-item>
              <text:p text:style-name="P11">rédiger « Intégration »</text:p>
            </text:list-item>
          </text:list>
        </text:list-item>
        <text:list-item>
          <text:p text:style-name="P11">rédiger « Polynômes de Chebyshev bivariés »</text:p>
        </text:list-item>
        <text:list-item>
          <text:p text:style-name="P11">items « Représentation et calcul des courbes d'intersection »</text:p>
        </text:list-item>
        <text:list-item>
          <text:p text:style-name="P12">rédiger « Intégration temporelle »</text:p>
        </text:list-item>
        <text:list-item>
          <text:p text:style-name="P13">développer items « Amélioration de la stabilité numérique »</text:p>
        </text:list-item>
        <text:list-item>
          <text:p text:style-name="P7">bilan de chapitre + transition</text:p>
        </text:list-item>
      </text:list>
      <text:h text:style-name="P16" text:outline-level="1">Validation des méthodes numériques</text:h>
      <text:list xml:id="list8922981406215773063" text:style-name="L5">
        <text:list-item>
          <text:p text:style-name="P14">items organisation du chapitre</text:p>
        </text:list-item>
        <text:list-item>
          <text:p text:style-name="P14">rédiger « Propagation suivant un champ de vitesse analytique »</text:p>
        </text:list-item>
        <text:list-item>
          <text:p text:style-name="P14">rédiger « Propagation à vitesse normale uniforme »</text:p>
        </text:list-item>
        <text:list-item>
          <text:p text:style-name="P8">bilan de chapitre + transition</text:p>
        </text:list-item>
      </text:list>
      <text:p text:style-name="P1"><text:soft-page-break/></text:p>
      <text:list xml:id="list142102363815494" text:continue-numbering="true" text:style-name="L5">
        <text:list-item>
          <text:p text:style-name="P14">bilan de partie <text:span text:style-name="T1"><text:s/>+ transition</text:span></text:p>
        </text:list-item>
        <text:list-item>
          <text:p text:style-name="P14">revoir plan Partie 2</text:p>
        </text:list-item>
      </text:list>
      <text:h text:style-name="P16" text:outline-level="1">Adaptation d'un maillage de surface dynamique</text:h>
      <text:list xml:id="list142101484125754" text:continue-numbering="true" text:style-name="L5">
        <text:list-item>
          <text:p text:style-name="P14">items organisation du chapitre</text:p>
        </text:list-item>
        <text:list-item>
          <text:p text:style-name="P14">rédiger « Problématique et état de l'art »</text:p>
        </text:list-item>
        <text:list-item>
          <text:p text:style-name="P14">items « Construction d'une structure d'hypergraphe »</text:p>
        </text:list-item>
        <text:list-item>
          <text:p text:style-name="P14">items « Déformation de maillage trans-carreaux basé sur un modèle Brep dynamique »</text:p>
        </text:list-item>
        <text:list-item>
          <text:p text:style-name="P8">bilan de chapitre + transition</text:p>
        </text:list-item>
      </text:list>
      <text:h text:style-name="P16" text:outline-level="1">Intégration dans une chaîne de calcul multi-physique : application à la simulation de la régression de propergol solide</text:h>
      <text:list xml:id="list6424296101389045444" text:style-name="L6">
        <text:list-item>
          <text:p text:style-name="P15">items</text:p>
        </text:list-item>
      </text:list>
      <text:h text:style-name="Heading_20_1" text:outline-level="1">Conclusion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Nimbus Sans L" svg:font-family="'Nimbus Sans L'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Palatino Linotype" fo:font-family="'Palatino Linotype'" style:font-style-name="Normal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aramond" fo:font-family="Garamond" style:font-style-name="Normal" style:font-family-generic="roman" style:font-pitch="variable" fo:font-size="14pt" fo:font-weight="normal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801cm" fo:margin-right="0cm" fo:margin-top="0.353cm" fo:margin-bottom="0.212cm" loext:contextual-spacing="false" fo:text-indent="0cm" style:auto-text-indent="false"/>
      <style:text-properties fo:font-size="110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imbus Sans L" fo:font-family="'Nimbus Sans L'" style:font-style-name="Gras" style:font-family-generic="swiss" style:font-pitch="variable" fo:font-size="22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6cm" fo:margin-right="0cm" fo:margin-top="0.247cm" fo:margin-bottom="0.212cm" loext:contextual-spacing="false" fo:text-indent="0cm" style:auto-text-indent="false"/>
      <style:text-properties fo:font-size="101%" fo:font-weight="normal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style:font-name="Nimbus Sans L" fo:font-family="'Nimbus Sans L'" style:font-style-name="Gras" style:font-family-generic="swiss" style:font-pitch="variable" fo:font-size="18pt" fo:font-weight="bold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Andrieu</meta:initial-creator>
    <meta:creation-date>2018-09-27T11:28:39.428861156</meta:creation-date>
    <dc:date>2019-07-30T14:21:00.572057013</dc:date>
    <dc:creator>Bastien Andrieu</dc:creator>
    <meta:editing-duration>P6DT4H17M53S</meta:editing-duration>
    <meta:editing-cycles>501</meta:editing-cycles>
    <meta:generator>LibreOffice/5.0.6.2$Linux_X86_64 LibreOffice_project/00$Build-2</meta:generator>
    <meta:document-statistic meta:table-count="0" meta:image-count="0" meta:object-count="0" meta:page-count="3" meta:paragraph-count="59" meta:word-count="490" meta:character-count="2944" meta:non-whitespace-character-count="2572"/>
  </office:meta>
</office:document-meta>
</file>